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-Bold" svg:font-family="Calibri-Bold"/>
    <style:font-face style:name="OpenSymbol" svg:font-family="OpenSymbol"/>
    <style:font-face style:name="Tahoma1" svg:font-family="Tahoma"/>
    <style:font-face style:name="sans-serif" svg:font-family="sans-serif"/>
    <style:font-face style:name="Calibri" svg:font-family="Calibri" style:font-family-generic="swiss"/>
    <style:font-face style:name="NunitoSans-Bold" svg:font-family="NunitoSans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5pt" fo:font-weight="bold" style:font-name-asian="NunitoSans-Bold" style:font-size-asian="15pt" style:font-weight-asian="bold" style:font-name-complex="NunitoSans-Bold" style:font-size-complex="15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style:font-name-asian="Calibri" style:font-size-asian="12pt" style:font-name-complex="Calibri" style:font-size-complex="12pt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P4" style:family="paragraph" style:parent-style-name="Text_20_body">
      <style:paragraph-properties fo:break-before="page"/>
      <style:text-properties style:font-name="Times New Roman"/>
    </style:style>
    <style:style style:name="P5" style:family="paragraph" style:parent-style-name="Text_20_body">
      <style:text-properties style:font-name="Times New Roman"/>
    </style:style>
    <style:style style:name="P6" style:family="paragraph" style:parent-style-name="Text_20_body">
      <style:text-properties style:font-name="Times New Roman" fo:font-size="11pt" fo:font-weight="bold" style:font-name-asian="Calibri-Bold" style:font-size-asian="11pt" style:font-weight-asian="bold" style:font-name-complex="Calibri-Bold" style:font-size-complex="11pt" style:font-weight-complex="bold"/>
    </style:style>
    <style:style style:name="P7" style:family="paragraph" style:parent-style-name="Text_20_body">
      <style:text-properties style:font-name="Times New Roman"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P8" style:family="paragraph" style:parent-style-name="Heading_20_1">
      <style:text-properties style:font-name="Times New Roman"/>
    </style:style>
    <style:style style:name="P9" style:family="paragraph" style:parent-style-name="Heading_20_1">
      <style:text-properties style:font-name="Times New Roman" fo:font-size="11pt" fo:font-weight="bold" style:font-name-asian="Calibri-Bold" style:font-size-asian="11pt" style:font-weight-asian="bold" style:font-name-complex="Calibri-Bold" style:font-size-complex="11pt" style:font-weight-complex="bold"/>
    </style:style>
    <style:style style:name="P10" style:family="paragraph" style:parent-style-name="Heading_20_1">
      <style:text-properties fo:color="#000000" style:font-name="Times New Roman"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P11" style:family="paragraph" style:parent-style-name="Heading_20_1">
      <style:paragraph-properties fo:break-before="page"/>
      <style:text-properties style:font-name="Times New Roman"/>
    </style:style>
    <style:style style:name="P12" style:family="paragraph" style:parent-style-name="Heading_20_2">
      <style:text-properties style:font-name="Times New Roman"/>
    </style:style>
    <style:style style:name="P13" style:family="paragraph" style:parent-style-name="Heading_20_2">
      <style:text-properties style:font-name="Times New Roman" fo:font-size="11pt" fo:font-weight="bold" style:font-name-asian="Calibri-Bold" style:font-size-asian="11pt" style:font-weight-asian="bold" style:font-name-complex="Calibri-Bold" style:font-size-complex="11pt" style:font-weight-complex="bold"/>
    </style:style>
    <style:style style:name="P14" style:family="paragraph" style:parent-style-name="Heading_20_2">
      <style:text-properties fo:color="#000000" style:font-name="Times New Roman"/>
    </style:style>
    <style:style style:name="P15" style:family="paragraph" style:parent-style-name="Heading_20_3">
      <style:text-properties style:font-name="Times New Roman"/>
    </style:style>
    <style:style style:name="P16" style:family="paragraph" style:parent-style-name="Text_20_body">
      <style:text-properties style:font-name="Times New Roman"/>
    </style:style>
    <style:style style:name="P17" style:family="paragraph" style:parent-style-name="Text_20_body">
      <style:text-properties style:font-name="Times New Roman"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P18" style:family="paragraph" style:parent-style-name="Text_20_body">
      <style:text-properties style:font-name="Times New Roman" fo:font-size="12pt" style:font-size-asian="12pt" style:font-size-complex="12pt"/>
    </style:style>
    <style:style style:name="P19" style:family="paragraph" style:parent-style-name="Text_20_body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0" style:family="paragraph" style:parent-style-name="Text_20_body" style:list-style-name="L1">
      <style:paragraph-properties fo:margin-left="0cm" fo:margin-right="0cm" fo:margin-top="0cm" fo:margin-bottom="0cm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T1" style:family="text">
      <style:text-properties fo:color="#000000"/>
    </style:style>
    <style:style style:name="T2" style:family="text">
      <style:text-properties fo:color="#000000"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T3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202122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202122" fo:font-size="11pt" fo:letter-spacing="normal" fo:font-style="normal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T7" style:family="text">
      <style:text-properties fo:font-variant="normal" fo:text-transform="none" fo:color="#202122" fo:font-size="11pt" fo:letter-spacing="normal" fo:font-style="normal" fo:font-weight="bold" style:font-name-asian="Calibri-Bold" style:font-size-asian="11pt" style:font-weight-asian="bold" style:font-name-complex="Calibri-Bold" style:font-size-complex="11pt" style:font-weight-complex="bold"/>
    </style:style>
    <style:style style:name="T8" style:family="text">
      <style:text-properties fo:font-variant="normal" fo:text-transform="none" fo:color="#202122" fo:font-size="11pt" fo:letter-spacing="normal" fo:font-style="normal" style:font-name-asian="Calibri-Bold" style:font-size-asian="11pt" style:font-name-complex="Calibri-Bold" style:font-size-complex="11pt"/>
    </style:style>
    <style:style style:name="T9" style:family="text">
      <style:text-properties fo:font-variant="normal" fo:text-transform="none" fo:color="#202122" style:font-name="sans-serif" fo:font-size="10.5pt" fo:letter-spacing="normal" fo:font-style="normal" style:font-name-asian="Calibri-Bold" style:font-size-asian="11pt" style:font-name-complex="Calibri-Bold" style:font-size-complex="11pt"/>
    </style:style>
    <style:style style:name="T10" style:family="text">
      <style:text-properties fo:font-variant="normal" fo:text-transform="none" fo:color="#202122" style:font-name="sans-serif" fo:font-size="10.5pt" fo:letter-spacing="normal" fo:font-style="normal" fo:font-weight="normal" style:font-name-asian="Calibri-Bold" style:font-size-asian="11pt" style:font-name-complex="Calibri-Bold" style:font-size-complex="11pt"/>
    </style:style>
    <style:style style:name="T11" style:family="text">
      <style:text-properties fo:font-variant="normal" fo:text-transform="none" fo:color="#3366cc" style:text-line-through-style="none" style:font-name="sans-serif" fo:font-size="10.5pt" fo:letter-spacing="normal" fo:font-style="normal" style:text-underline-style="none" fo:font-weight="normal" style:text-blinking="false" fo:background-color="#ffffff" style:font-name-asian="Calibri-Bold" style:font-size-asian="11pt" style:font-name-complex="Calibri-Bold" style:font-size-complex="11pt"/>
    </style:style>
    <style:style style:name="T12" style:family="text">
      <style:text-properties fo:font-variant="normal" fo:text-transform="none" style:use-window-font-color="true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T13" style:family="text">
      <style:text-properties fo:font-variant="normal" fo:text-transform="none" style:use-window-font-color="true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T14" style:family="text">
      <style:text-properties fo:font-variant="normal" fo:text-transform="none" style:use-window-font-color="true" style:text-line-through-style="none" style:font-name="Times New Roman" fo:font-size="12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11pt" fo:font-weight="bold" style:font-name-asian="Calibri-Bold" style:font-size-asian="11pt" style:font-weight-asian="bold" style:font-name-complex="Calibri-Bold" style:font-size-complex="11pt" style:font-weight-complex="bold"/>
    </style:style>
    <style:style style:name="T18" style:family="text">
      <style:text-properties fo:font-size="11pt" fo:font-weight="normal" style:font-name-asian="Calibri-Bold" style:font-size-asian="11pt" style:font-weight-asian="normal" style:font-name-complex="Calibri-Bold" style:font-size-complex="11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Page de garde</text:h>
      <text:p text:style-name="P4">Remerciement</text:p>
      <text:p text:style-name="P4">sommaire</text:p>
      <text:h text:style-name="P11" text:outline-level="1">sigle , abréviation et glossaire:</text:h>
      <text:p text:style-name="P5"/>
      <text:p text:style-name="P18">-<text:span text:style-name="T16">isbn:</text:span><text:span text:style-name="T15"> </text:span><text:span text:style-name="T5">Numéro international normalisé du livre</text:span></text:p>
      <text:p text:style-name="P18"><text:span text:style-name="T5"/></text:p>
      <text:p text:style-name="P18"><text:span text:style-name="T6">-</text:span><text:span text:style-name="T7">BDD:</text:span><text:span text:style-name="T6"> la base de donnée</text:span></text:p>
      <text:p text:style-name="P18"><text:span text:style-name="T6"/></text:p>
      <text:p text:style-name="P19"><text:span text:style-name="T6">-</text:span><text:span text:style-name="T8">MVC:</text:span><text:span text:style-name="T6"> le modéle vue contrôleur est une architecture logicielle destiné à l'interface graphique</text:span></text:p>
      <text:p text:style-name="P19"><text:span text:style-name="T6"/></text:p>
      <text:p text:style-name="P19"><text:span text:style-name="T8">-API</text:span></text:p>
      <text:p text:style-name="P19"><text:span text:style-name="T8"/></text:p>
      <text:h text:style-name="P11" text:outline-level="1">Presentation du projet</text:h>
      <text:p text:style-name="P5"/>
      <text:p text:style-name="P5"><text:tab/>L' application "Ma blibliothéque en ligne" propose d'avoir acces à sa bibliothéque pour connaitre les livres qu'on posséde à tout moment et partout, le but est de répertorié les livres deja acquis par l'utilisateur.</text:p>
      <text:p text:style-name="P5"><text:tab/>Pendant les deplacements et autres , les personnes peuvent mettre à jour leurs listes tant qu'il y as une connexion internet.</text:p>
      <text:p text:style-name="P5"><text:tab/>Cette application est destinée a tous les mordus de lecture.</text:p>
      <text:h text:style-name="P12" text:outline-level="2"><text:tab/>a) <text:span text:style-name="T17">Les besoins fonctionnels</text:span></text:h>
      <text:p text:style-name="P7"><text:tab/>Les personnes non inscris au site peuvent voir la liste des livres.</text:p>
      <text:p text:style-name="P7"/>
      <text:p text:style-name="P7"><text:tab/>L'inscription est simple juste avec l'adresse email , le mot de passe et l'acceptation des conditions générale d'utilisation via le formulaire d'inscription.</text:p>
      <text:p text:style-name="P7"/>
      <text:p text:style-name="P7"><text:tab/>La connexion a son compte se fait par l'email et le mot de passe, via le formulaire de connexion.</text:p>
      <text:p text:style-name="P7"/>
      <text:p text:style-name="P7"><text:tab/>Une personne connectée peut voir sa liste de livre de sa blibliothéque</text:p>
      <text:p text:style-name="P7"/>
      <text:p text:style-name="P7"><text:tab/>Une barre de <text:s/>recherche permet de savoir si le livre est deja connue dans le base avec son titre ou son isbn. Et apres , l'utilisateur peut l'ajouter à sa liste.</text:p>
      <text:p text:style-name="P7"/>
      <text:p text:style-name="P7"><text:tab/>L'utilisateur peut demander l'ajout d'un livre via un formulaire ou la modification d'un livre deja existant dans la BDD.</text:p>
      <text:h text:style-name="P13" text:outline-level="2"><text:tab/>b) Les cibles de l’application</text:h>
      <text:p text:style-name="P6"/>
      <text:p text:style-name="P7"><text:tab/>L'application est destinée à tout personne de la francophonie.</text:p>
      <text:h text:style-name="P13" text:outline-level="2"><text:tab/>c) Analyse de la concurence</text:h>
      <text:p text:style-name="P6"/>
      <text:p text:style-name="P6"><text:tab/></text:p>
      <text:h text:style-name="P13" text:outline-level="2"><text:tab/>d) arborescence du site</text:h>
      <text:p text:style-name="P6"/>
      <text:p text:style-name="P6"><text:tab/></text:p>
      <text:h text:style-name="P12" text:outline-level="2"><text:tab/>e) Wireframe</text:h>
      <text:p text:style-name="P6"/>
      <text:p text:style-name="P6"/>
      <text:p text:style-name="P6"/>
      <text:p text:style-name="P6"><text:soft-page-break/></text:p>
      <text:p text:style-name="P6"/>
      <text:h text:style-name="P9" text:outline-level="1">Langages et Framework</text:h>
      <text:p text:style-name="P5"><text:tab/><text:bookmark text:name="docs-internal-guid-f5fdb6be-7fff-9965-62c2-9c9df0bb5e13"/><text:span text:style-name="T3">Back-end : PHP/Symfony</text:span></text:p>
      <text:p text:style-name="Standard"><text:span text:style-name="T4"><text:tab/><text:tab/></text:span><text:span text:style-name="T12">symfony est</text:span><text:span text:style-name="T13"> un ensemble de composants PHP ainsi qu'un </text:span><text:a xlink:type="simple" xlink:href="https://fr.wikipedia.org/wiki/Framework" text:style-name="Internet_20_link" text:visited-style-name="Visited_20_Internet_20_Link"><text:span text:style-name="T14">framework</text:span></text:a><text:span text:style-name="T13"> </text:span><text:a xlink:type="simple" xlink:href="https://fr.wikipedia.org/wiki/Modèle-vue-contrôleur" text:style-name="Internet_20_link" text:visited-style-name="Visited_20_Internet_20_Link"><text:span text:style-name="T14">MVC</text:span></text:a><text:span text:style-name="T13"> libre</text:span><text:span text:style-name="T14"> </text:span><text:span text:style-name="T13">écrit en </text:span><text:a xlink:type="simple" xlink:href="https://fr.wikipedia.org/wiki/PHP" text:style-name="Internet_20_link" text:visited-style-name="Visited_20_Internet_20_Link"><text:span text:style-name="T14">PHP</text:span></text:a><text:span text:style-name="T13">. Il fournit des fonctionnalités modulables et adaptables qui permettent de faciliter et d’accélérer le développement d'un </text:span><text:a xlink:type="simple" xlink:href="https://fr.wikipedia.org/wiki/Site_web" text:style-name="Internet_20_link" text:visited-style-name="Visited_20_Internet_20_Link"><text:span text:style-name="T14">site web</text:span></text:a><text:span text:style-name="T13">. Ici je me sert de symfony comme d'une API</text:span><text:span text:style-name="T12"> </text:span></text:p>
      <text:p text:style-name="P5"><text:span text:style-name="T3"/></text:p>
      <text:list xml:id="list8407922778370824488" text:style-name="L1">
        <text:list-header>
          <text:p text:style-name="P20">Front-end : JS/ React - SCSS/Tailwind</text:p>
        </text:list-header>
      </text:list>
      <text:p text:style-name="P5"/>
      <text:p text:style-name="P5"/>
      <text:h text:style-name="P8" text:outline-level="1">Back End</text:h>
      <text:p text:style-name="P5"/>
      <text:h text:style-name="P12" text:outline-level="2"><text:tab/>a) diagramme de Class</text:h>
      <text:p text:style-name="P5"><text:tab/></text:p>
      <text:h text:style-name="P12" text:outline-level="2"><text:tab/>b) paremtrage de la BDD</text:h>
      <text:p text:style-name="P5"/>
      <text:h text:style-name="P12" text:outline-level="2"><text:tab/>c) configuration Api plateforme</text:h>
      <text:p text:style-name="P5"><text:tab/><text:tab/></text:p>
      <text:h text:style-name="P15" text:outline-level="3"><text:tab/><text:tab/>mettre en place le token</text:h>
      <text:p text:style-name="P5"/>
      <text:h text:style-name="P15" text:outline-level="3"><text:tab/><text:tab/>mettre en place le token Refresh</text:h>
      <text:p text:style-name="P5"/>
      <text:h text:style-name="P15" text:outline-level="3"><text:tab/><text:tab/>gestion de la sécurité</text:h>
      <text:p text:style-name="P5"><text:tab/></text:p>
      <text:h text:style-name="P15" text:outline-level="3"><text:tab/><text:tab/><text:span text:style-name="T17">Les Cookies et le respect de la loi</text:span></text:h>
      <text:p text:style-name="P5"/>
      <text:p text:style-name="P5"/>
      <text:p text:style-name="P5"/>
      <text:h text:style-name="P8" text:outline-level="1"><text:soft-page-break/>Front End</text:h>
      <text:p text:style-name="P1"/>
      <text:h text:style-name="P12" text:outline-level="2"><text:tab/>le referencement </text:h>
      <text:p text:style-name="P2"/>
      <text:h text:style-name="P12" text:outline-level="2"><text:span text:style-name="T1"><text:tab/></text:span><text:span text:style-name="T18">Les obligations à respecter</text:span></text:h>
      <text:p text:style-name="P2"/>
      <text:h text:style-name="P14" text:outline-level="2"><text:tab/>design</text:h>
      <text:p text:style-name="P2"/>
      <text:h text:style-name="P12" text:outline-level="2"><text:span text:style-name="T1"><text:tab/></text:span><text:span text:style-name="T2">La page not found</text:span></text:h>
      <text:p text:style-name="P3"/>
      <text:h text:style-name="P10" text:outline-level="1">la mise en ligne</text:h>
      <text:p text:style-name="P3"/>
      <text:p text:style-name="P3"/>
      <text:p text:style-name="P3"/>
      <text:h text:style-name="P10" text:outline-level="1">conclusion et évolut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-Bold" svg:font-family="Calibri-Bold"/>
    <style:font-face style:name="OpenSymbol" svg:font-family="OpenSymbol"/>
    <style:font-face style:name="Tahoma1" svg:font-family="Tahoma"/>
    <style:font-face style:name="sans-serif" svg:font-family="sans-serif"/>
    <style:font-face style:name="Calibri" svg:font-family="Calibri" style:font-family-generic="swiss"/>
    <style:font-face style:name="NunitoSans-Bold" svg:font-family="NunitoSans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7M41S</meta:editing-duration>
    <meta:editing-cycles>14</meta:editing-cycles>
    <meta:generator>OpenOffice/4.1.4$Win32 OpenOffice.org_project/414m5$Build-9788</meta:generator>
    <dc:date>2023-10-24T14:37:47.14</dc:date>
    <meta:document-statistic meta:table-count="0" meta:image-count="0" meta:object-count="0" meta:page-count="7" meta:paragraph-count="48" meta:word-count="360" meta:character-count="2201"/>
    <meta:user-defined meta:name="Info 1"/>
    <meta:user-defined meta:name="Info 2"/>
    <meta:user-defined meta:name="Info 3"/>
    <meta:user-defined meta:name="Info 4"/>
  </office:meta>
</office:document-meta>
</file>